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4.604cm"/>
    </style:style>
    <style:style style:name="Tableau1.B" style:family="table-column">
      <style:table-column-properties style:column-width="15.494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">TOPIC/TITLE</text:p>
            <text:p text:style-name="P1"/>
            <text:p text:style-name="P1"/>
            <text:p text:style-name="P1"><text:bookmark text:name="Bookmark"/>String concatenation</text:p>
            <text:p text:style-name="P1"/>
            <text:p text:style-name="P1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1">Keywords/Question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lenght</text:p>
            <text:p text:style-name="P1"/>
            <text:p text:style-name="P1"/>
            <text:p text:style-name="P1"/>
            <text:p text:style-name="P1">comment</text:p>
            <text:p text:style-name="P1"/>
            <text:p text:style-name="P1"/>
            <text:p text:style-name="P1"/>
            <text:p text:style-name="P1">Slicing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oUpperCase()</text:p>
            <text:p text:style-name="P1">toLowerCase()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Numbers</text:p>
          </table:table-cell>
          <table:table-cell table:style-name="Tableau1.A1" office:value-type="string">
            <text:p text:style-name="P1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Concatenation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title ="hello"</text:p>
            <text:p text:style-name="P1">var name = prompt("what is your name")</text:p>
            <text:p text:style-name="P1"/>
            <text:p text:style-name="P1">// write your code bellow this line</text:p>
            <text:p text:style-name="P1"/>
            <text:p text:style-name="P1">alert(title +" "+name)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para = prompt("Type your text here");</text:p>
            <text:p text:style-name="P1">var numChar = para.length;</text:p>
            <text:p text:style-name="P1">alert("you have written "+numChar+" you have "+(280 - numChar)+" words left");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o write comment begin with // or /* but you will have to end it with a */</text:p>
            <text:p text:style-name="P1">shotcut = ctrl + /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Allows you to slice and dice your strings to separaret them into indvidual chararcter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name = "Alex";</text:p>
            <text:p text:style-name="P1">name.slice(0,1);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&gt;A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Programmers always count from 0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Syntax : var.slice (x,y)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name = prompt("what is your name?");</text:p>
            <text:p text:style-name="P1">var hcap = name.slice(0,1);</text:p>
            <text:p text:style-name="P1">var lcap = name.slice(1,name.length);</text:p>
            <text:p text:style-name="P1">var caph = hcap.toUpperCase();</text:p>
            <text:p text:style-name="P1">var capl = lcap.toLowerCase();</text:p>
            <text:p text:style-name="P1"/>
            <text:p text:style-name="P1">alert("hello "+caph+capl)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Sum : var a = 2 + 3 ;</text:p>
            <text:p text:style-name="P1">substraction : var a = 2 – 3 ; //-1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Division : var a=6/2 ; //3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Modulo : car e = 9 % 6 ; it gives you the remainder of the division. The results is 3, 6 come only one in 9 and it is remain 3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Even if you know you have to first multiple or divide in a formula it's a developper practice to put parenthesie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cost = (5*3) +2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dogAge = prompt("what is the age of your dog?");</text:p>
            <text:p text:style-name="P1">var humanAge = ((dogAge-2)*4)+21;</text:p>
            <text:p text:style-name="P1">alert("the human age of your dog is "+humanAge+" years old")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x = 5 ;</text:p>
            <text:p text:style-name="P1">x = x+1 ; // 6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Can also be written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Var x = 5 ;</text:p>
            <text:p text:style-name="P1">x++ ; //6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his is a increment expression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X = 5 ;</text:p>
            <text:p text:style-name="P1"/>
            <text:p text:style-name="P1">x-- ; //4 (equal to x = x - 1 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This a decrement expression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1">If you want to increment or decrement more than one you can use the = sign</text:p>
            <text:p text:style-name="P1">var x = 5 ;</text:p>
            <text:p text:style-name="P1">x += 2 ; // 7</text:p>
            <text:p text:style-name="P1">x-=2 ; //3</text:p>
            <text:p text:style-name="P1"/>
            <text:p text:style-name="P1">you can use the value of another variable</text:p>
            <text:p text:style-name="P1">var x = 5</text:p>
            <text:p text:style-name="P1">var y = 3</text:p>
            <text:p text:style-name="P1"/>
            <text:p text:style-name="P1">x += y ; //8</text:p>
            <text:p text:style-name="P1"/>
            <text:p text:style-name="P1">it's work with :</text:p>
            <text:p text:style-name="P1">+=</text:p>
            <text:p text:style-name="P1">-=</text:p>
            <text:p text:style-name="P1">*=</text:p>
            <text:p text:style-name="P1">/=</text:p>
            <text:p text:style-name="P1"/>
          </table:table-cell>
        </table:table-row>
        <table:table-row table:style-name="Tableau1.1">
          <table:table-cell table:style-name="Tableau1.A1" table:number-columns-spanned="2" office:value-type="string">
            <text:p text:style-name="P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21</meta:editing-cycles>
    <meta:creation-date>2020-08-07T07:41:00</meta:creation-date>
    <dc:date>2020-08-23T15:59:32.17</dc:date>
    <meta:editing-duration>PT11H46M49S</meta:editing-duration>
    <meta:generator>OpenOffice/4.1.7$Win32 OpenOffice.org_project/417m1$Build-9800</meta:generator>
    <meta:document-statistic meta:table-count="1" meta:image-count="0" meta:object-count="0" meta:page-count="2" meta:paragraph-count="63" meta:word-count="346" meta:character-count="1696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